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9-04T08:41:43" calcext:value-type="date">
            <text:p>2022-09-04 08:41:43</text:p>
          </table:table-cell>
          <table:table-cell table:style-name="ce22" office:value-type="date" office:date-value="2022-09-04" calcext:value-type="date">
            <text:p>2022-09-0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41M43S" calcext:value-type="time">
            <text:p>08:41:4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9-04T08:41:43" calcext:value-type="date">
            <text:p>2022-09-04 08:41:43</text:p>
          </table:table-cell>
          <table:table-cell table:style-name="ce23" office:value-type="date" office:date-value="2022-09-04" calcext:value-type="date">
            <text:p>2022-09-0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41M43S" calcext:value-type="time">
            <text:p>20:41:4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9-04T08:41:43" calcext:value-type="date">
            <text:p>2022-09-04 08:41:43</text:p>
          </table:table-cell>
          <table:table-cell table:style-name="ce24" office:value-type="date" office:date-value="2022-09-04" calcext:value-type="date">
            <text:p>2022-09-0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41M43S" calcext:value-type="time">
            <text:p>08:41:43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9-04T08:41:43" calcext:value-type="date">
            <text:p>2022-09-04 08:41:43</text:p>
          </table:table-cell>
          <table:table-cell table:style-name="ce25" office:value-type="date" office:date-value="2022-09-04" calcext:value-type="date">
            <text:p>2022-09-0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41M43S" calcext:value-type="time">
            <text:p>20:41:43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9-04T08:41:44" calcext:value-type="date">
            <text:p>2022-09-04 08:41:44</text:p>
          </table:table-cell>
          <table:table-cell table:style-name="ce26" office:value-type="date" office:date-value="2022-09-04" calcext:value-type="date">
            <text:p>2022-09-0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41M44S" calcext:value-type="time">
            <text:p>08:41:4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9-04T08:41:44" calcext:value-type="date">
            <text:p>2022-09-04 08:41:44</text:p>
          </table:table-cell>
          <table:table-cell table:style-name="ce27" office:value-type="date" office:date-value="2022-09-04" calcext:value-type="date">
            <text:p>2022-09-0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41M44S" calcext:value-type="time">
            <text:p>20:41:4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9-04T08:41:44" calcext:value-type="date">
            <text:p>2022-09-04 08:41:44</text:p>
          </table:table-cell>
          <table:table-cell table:style-name="ce28" office:value-type="date" office:date-value="2022-09-04" calcext:value-type="date">
            <text:p>2022-09-0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41M44S" calcext:value-type="time">
            <text:p>08:41:4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9-04T08:41:44" calcext:value-type="date">
            <text:p>2022-09-04 08:41:44</text:p>
          </table:table-cell>
          <table:table-cell table:style-name="ce29" office:value-type="date" office:date-value="2022-09-04" calcext:value-type="date">
            <text:p>2022-09-0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41M44S" calcext:value-type="time">
            <text:p>20:41:4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9-04T08:41:44" calcext:value-type="date">
            <text:p>2022-09-04 08:41:44</text:p>
          </table:table-cell>
          <table:table-cell table:style-name="ce30" office:value-type="date" office:date-value="2022-09-04" calcext:value-type="date">
            <text:p>2022-09-0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41M44S" calcext:value-type="time">
            <text:p>08:41:4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9-04T08:41:44" calcext:value-type="date">
            <text:p>2022-09-04 08:41:44</text:p>
          </table:table-cell>
          <table:table-cell table:style-name="ce31" office:value-type="date" office:date-value="2022-09-04" calcext:value-type="date">
            <text:p>2022-09-0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41M44S" calcext:value-type="time">
            <text:p>20:41:4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9-0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2-09-04T08:41:47" calcext:value-type="date">
            <text:p>2022-09-04 08:41:47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2-09-04T08:41:47" calcext:value-type="date">
            <text:p>2022-09-04 08:41:47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2-09-04T08:41:47" calcext:value-type="date">
            <text:p>2022-09-04 08:41:4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2-09-04T08:41:47" calcext:value-type="date">
            <text:p>2022-09-04 08:41:47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6.156321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3.881284" calcext:value-type="float">
            <text:p>3,88</text:p>
          </table:table-cell>
          <table:table-cell office:value-type="float" office:value="0.0140283381294964" calcext:value-type="float">
            <text:p>0,014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338306" calcext:value-type="float">
            <text:p>0,34</text:p>
          </table:table-cell>
          <table:table-cell office:value-type="float" office:value="0.0241647142857143" calcext:value-type="float">
            <text:p>0,024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69244" calcext:value-type="float">
            <text:p>0,07</text:p>
          </table:table-cell>
          <table:table-cell office:value-type="float" office:value="0.00577033333333333" calcext:value-type="float">
            <text:p>0,005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14129" calcext:value-type="float">
            <text:p>0,14</text:p>
          </table:table-cell>
          <table:table-cell office:value-type="float" office:value="0.0156988888888889" calcext:value-type="float">
            <text:p>0,015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1974" calcext:value-type="float">
            <text:p>0,20</text:p>
          </table:table-cell>
          <table:table-cell office:value-type="float" office:value="0.03948" calcext:value-type="float">
            <text:p>0,039480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4.627524" calcext:value-type="float">
            <text:p>4,63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08:41:42</meta:creation-date>
    <meta:generator>LibreOffice/7.3.5.2$Linux_X86_64 LibreOffice_project/30$Build-2</meta:generator>
    <meta:editing-duration>PT6S</meta:editing-duration>
    <meta:editing-cycles>2</meta:editing-cycles>
    <meta:initial-creator>Turulomio</meta:initial-creator>
    <dc:description>This file have been generated with UnoGenerator-0.29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9-04T08:41:49.232768745</dc:date>
    <dc:title>Ejemplo ODS con UnoGenerator</dc:title>
    <meta:document-statistic meta:table-count="9" meta:cell-count="3414" meta:object-count="0"/>
  </office:meta>
</office:document-meta>
</file>